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, Arial" style:font-family-generic="swiss"/>
    <style:font-face style:name="Arial1" svg:font-family="Arial, Arial" style:font-family-generic="swiss" style:font-pitch="variable"/>
    <style:font-face style:name="Arial2" svg:font-family="Arial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20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4.562cm" fo:min-width="12.3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10.52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7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2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8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0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6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0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9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7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7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64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7.2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361cm" fo:min-width="14.00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6.98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043cm" fo:min-width="11.06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0.79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4.80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54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4.01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0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2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3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05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5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9.06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87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508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97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6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2.301cm" fo:min-width="19.268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9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0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3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1.36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1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831cm" fo:min-width="17.25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58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2.351cm" fo:min-width="18.34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9.26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0.556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04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20.24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5.18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9.10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1.96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3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64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66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2.53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4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0.80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0.01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9.00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11.07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6.581cm" fo:min-width="7.88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13cm" fo:min-width="9.34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5.59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86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57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fill-color="#ffffff" fo:min-height="0.556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4.921cm" fo:min-width="11.576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5.325cm" fo:min-width="12.761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5.94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38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41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6.491cm" fo:min-width="21.17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4.915cm" fo:min-width="7.04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e0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style:paragraph-properties fo:margin-top="0.42cm" fo:margin-bottom="0.35cm" fo:text-align="center" style:writing-mode="lr-tb"/>
    </style:style>
    <style:style style:name="P5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style:paragraph-properties fo:text-align="start" style:writing-mode="lr-tb"/>
      <style:text-properties fo:color="#000000" loext:opacity="100%"/>
    </style:style>
    <style:style style:name="P11" style:family="paragraph">
      <loext:graphic-properties draw:fill="none"/>
      <style:paragraph-properties fo:text-align="start"/>
      <style:text-properties fo:color="#000000" loext:opacity="100%" fo:font-size="18.2000007629395pt" style:font-size-asian="18.2000007629395pt" style:font-size-complex="18.2000007629395pt"/>
    </style:style>
    <style:style style:name="P12" style:family="paragraph">
      <style:paragraph-properties fo:margin-top="0.42cm" fo:margin-bottom="0.35cm" fo:text-align="start" style:writing-mode="lr-tb"/>
      <style:text-properties fo:color="#000000" loext:opacity="100%"/>
    </style:style>
    <style:style style:name="P13" style:family="paragraph">
      <loext:graphic-properties draw:fill="none"/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14" style:family="paragraph">
      <style:paragraph-properties fo:margin-top="0.102cm" fo:margin-bottom="0.102cm" fo:text-align="start" style:writing-mode="lr-tb"/>
      <style:text-properties fo:color="#000000" loext:opacity="100%"/>
    </style:style>
    <style:style style:name="P15" style:family="paragraph">
      <loext:graphic-properties draw:fill="none"/>
      <style:paragraph-properties fo:margin-top="0.102cm" fo:margin-bottom="0.102cm" fo:text-align="start"/>
      <style:text-properties fo:color="#000000" loext:opacity="100%" fo:font-size="12pt" style:font-size-asian="12pt" style:font-size-complex="12pt"/>
    </style:style>
    <style:style style:name="P16" style:family="paragraph">
      <loext:graphic-properties draw:fill="none"/>
      <style:paragraph-properties fo:text-align="start"/>
      <style:text-properties fo:color="#000000" loext:opacity="100%" fo:font-size="16.1000003814697pt" style:font-size-asian="16.1000003814697pt" style:font-size-complex="16.1000003814697pt"/>
    </style:style>
    <style:style style:name="P17" style:family="paragraph">
      <loext:graphic-properties draw:fill="none"/>
      <style:paragraph-properties fo:margin-top="0.102cm" fo:margin-bottom="0.102cm" fo:text-align="start"/>
      <style:text-properties fo:color="#000000" loext:opacity="100%" fo:font-size="14pt" style:font-size-asian="14pt" style:font-size-complex="14pt"/>
    </style:style>
    <style:style style:name="P18" style:family="paragraph">
      <loext:graphic-properties draw:fill="none"/>
      <style:text-properties fo:color="#000000" loext:opacity="100%"/>
    </style:style>
    <style:style style:name="P19" style:family="paragraph">
      <loext:graphic-properties draw:fill="none"/>
      <style:paragraph-properties fo:margin-top="0.42cm" fo:margin-bottom="0.35cm" fo:text-align="start"/>
      <style:text-properties fo:color="#000000" loext:opacity="100%" fo:font-size="12pt" style:font-size-asian="12pt" style:font-size-complex="12pt"/>
    </style:style>
    <style:style style:name="P20" style:family="paragraph">
      <loext:graphic-properties draw:fill="none"/>
      <style:paragraph-properties fo:text-align="start"/>
      <style:text-properties fo:color="#000000" loext:opacity="100%" fo:font-size="12pt" style:font-size-asian="12pt" style:font-size-complex="12pt"/>
    </style:style>
    <style:style style:name="P21" style:family="paragraph">
      <loext:graphic-properties draw:fill="none"/>
      <style:paragraph-properties fo:margin-top="0.42cm" fo:margin-bottom="0.35cm" fo:text-align="start"/>
      <style:text-properties fo:color="#000000" loext:opacity="100%" fo:font-size="18.2000007629395pt" style:font-size-asian="18.2000007629395pt" style:font-size-complex="18.2000007629395pt"/>
    </style:style>
    <style:style style:name="P22" style:family="paragraph">
      <loext:graphic-properties draw:fill="none"/>
      <style:paragraph-properties fo:text-align="start"/>
      <style:text-properties fo:color="#000000" loext:opacity="100%" fo:font-size="14.1000003814697pt" style:font-size-asian="14.1000003814697pt" style:font-size-complex="14.1000003814697pt"/>
    </style:style>
    <style:style style:name="P23" style:family="paragraph">
      <loext:graphic-properties draw:fill="none"/>
      <style:paragraph-properties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4" style:family="paragraph">
      <style:paragraph-properties fo:margin-top="0.42cm" fo:margin-bottom="0.35cm"/>
      <style:text-properties fo:color="#000000" loext:opacity="100%"/>
    </style:style>
    <style:style style:name="P25" style:family="paragraph">
      <loext:graphic-properties draw:fill="none" draw:fill-color="#ffffff"/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26" style:family="paragraph">
      <style:text-properties fo:color="#000000" loext:opacity="100%"/>
    </style:style>
    <style:style style:name="P27" style:family="paragraph">
      <loext:graphic-properties draw:fill="none"/>
      <style:text-properties fo:color="#000000" loext:opacity="100%" fo:font-size="12pt" style:font-size-asian="12pt" style:font-size-complex="12pt"/>
    </style:style>
    <style:style style:name="T1" style:family="text">
      <style:text-properties fo:color="#000000" loext:opacity="100%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2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fo:color="#000000" loext:opacity="100%" style:font-name="Arial2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T4" style:family="text">
      <style:text-properties style:font-name="Arial2" fo:font-size="18.2000007629395pt" fo:font-weight="bold" style:font-name-asian="Arial2" style:font-size-asian="18.2000007629395pt" style:font-weight-asian="bold" style:font-name-complex="Arial2" style:font-size-complex="18.2000007629395pt" style:font-weight-complex="bold"/>
    </style:style>
    <style:style style:name="T5" style:family="text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6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Arial2" fo:font-size="16.1000003814697pt" fo:font-weight="bold" style:font-name-asian="Arial2" style:font-size-asian="16.1000003814697pt" style:font-weight-asian="bold" style:font-name-complex="Arial2" style:font-size-complex="16.1000003814697pt" style:font-weight-complex="bold"/>
    </style:style>
    <style:style style:name="T8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2" style:family="text">
      <style:text-properties style:font-name="Arial2" fo:font-size="14.1000003814697pt" fo:font-weight="bold" style:font-name-asian="Arial2" style:font-size-asian="14.1000003814697pt" style:font-weight-asian="bold" style:font-name-complex="Arial2" style:font-size-complex="14.1000003814697pt" style:font-weight-complex="bold"/>
    </style:style>
    <style:style style:name="T13" style:family="text">
      <style:text-properties style:font-name="Times New Roman1" fo:font-size="18.2000007629395pt" fo:font-weight="bold" style:font-name-asian="Times New Roman1" style:font-size-asian="18.2000007629395pt" style:font-weight-asian="bold" style:font-name-complex="Times New Roman1" style:font-size-complex="18.2000007629395pt" style:font-weight-complex="bold"/>
    </style:style>
    <style:style style:name="T14" style:family="text">
      <style:text-properties fo:font-size="14pt" style:font-name-asian="Times New Roman1" style:font-size-asian="14pt" style:font-name-complex="Times New Roman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1cm" svg:height="27.941cm" svg:x="0cm" svg:y="-0.002cm" svg:viewBox="0 0 21592 27942" draw:points="0,0 21592,0 21592,27942 0,27942">
          <text:p/>
        </draw:polygon>
        <draw:frame draw:style-name="gr2" draw:text-style-name="P3" draw:layer="layout" svg:width="10.209cm" svg:height="1.102cm" svg:x="5.694cm" svg:y="2.457cm">
          <draw:text-box>
            <text:p text:style-name="P2"><text:span text:style-name="T1">Information for a user</text:span></text:p>
          </draw:text-box>
        </draw:frame>
        <draw:frame draw:style-name="gr3" draw:text-style-name="P5" draw:layer="layout" svg:width="12.382cm" svg:height="4.562cm" svg:x="4.763cm" svg:y="4.01cm">
          <draw:text-box>
            <text:p text:style-name="P4"><text:span text:style-name="T1">Hostea Web Application</text:span><text:span text:style-name="T1"><text:line-break/></text:span><text:span text:style-name="T1">for accommodation</text:span></text:p>
          </draw:text-box>
        </draw:frame>
        <draw:frame draw:style-name="gr4" draw:text-style-name="P7" draw:layer="layout" svg:width="10.526cm" svg:height="1.102cm" svg:x="6.604cm" svg:y="10.645cm">
          <draw:text-box>
            <text:p text:style-name="P6"><text:span text:style-name="T1">Zakaria Beloufa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polygon draw:style-name="gr1" draw:text-style-name="P1" draw:layer="layout" svg:width="17.589cm" svg:height="0.653cm" svg:x="1.998cm" svg:y="2.421cm" svg:viewBox="0 0 17590 654" draw:points="0,0 17590,0 17590,654 0,654">
          <text:p/>
        </draw:polygon>
        <draw:polygon draw:style-name="gr1" draw:text-style-name="P1" draw:layer="layout" svg:width="17.589cm" svg:height="10.223cm" svg:x="1.998cm" svg:y="3.286cm" svg:viewBox="0 0 17590 10224" draw:points="0,0 17590,0 17590,10224 0,10224">
          <text:p/>
        </draw:polygon>
        <draw:frame draw:style-name="gr6" draw:text-style-name="P9" draw:layer="layout" svg:width="4.756cm" svg:height="0.628cm" svg:x="2.004cm" svg:y="2.445cm">
          <draw:text-box>
            <text:p text:style-name="P2"><text:span text:style-name="T3">Table of Contents</text:span></text:p>
          </draw:text-box>
        </draw:frame>
        <draw:frame draw:style-name="gr7" draw:text-style-name="P8" draw:layer="layout" svg:width="17.532cm" svg:height="0.471cm" svg:x="2.004cm" svg:y="3.306cm">
          <draw:text-box>
            <text:p text:style-name="P2"><text:span text:style-name="T2">1 Hardware requirements...........................................................................................................................3</text:span></text:p>
          </draw:text-box>
        </draw:frame>
        <draw:frame draw:style-name="gr8" draw:text-style-name="P8" draw:layer="layout" svg:width="17.498cm" svg:height="0.471cm" svg:x="2.004cm" svg:y="3.793cm">
          <draw:text-box>
            <text:p text:style-name="P2"><text:span text:style-name="T2">2 Software requirements............................................................................................................................3</text:span></text:p>
          </draw:text-box>
        </draw:frame>
        <draw:frame draw:style-name="gr9" draw:text-style-name="P8" draw:layer="layout" svg:width="17.05cm" svg:height="0.471cm" svg:x="2.505cm" svg:y="4.279cm">
          <draw:text-box>
            <text:p text:style-name="P2"><text:span text:style-name="T2">2.1 Operating system.............................................................................................................................3</text:span></text:p>
          </draw:text-box>
        </draw:frame>
        <draw:frame draw:style-name="gr10" draw:text-style-name="P8" draw:layer="layout" svg:width="17.024cm" svg:height="0.471cm" svg:x="2.505cm" svg:y="4.766cm">
          <draw:text-box>
            <text:p text:style-name="P2"><text:span text:style-name="T2">2.2 Other software.................................................................................................................................3</text:span></text:p>
          </draw:text-box>
        </draw:frame>
        <draw:frame draw:style-name="gr11" draw:text-style-name="P8" draw:layer="layout" svg:width="17.084cm" svg:height="0.471cm" svg:x="2.505cm" svg:y="5.253cm">
          <draw:text-box>
            <text:p text:style-name="P2"><text:span text:style-name="T2">2.3 Software 1........................................................................................................................................4</text:span></text:p>
          </draw:text-box>
        </draw:frame>
        <draw:frame draw:style-name="gr12" draw:text-style-name="P8" draw:layer="layout" svg:width="16.542cm" svg:height="0.471cm" svg:x="3.002cm" svg:y="5.74cm">
          <draw:text-box>
            <text:p text:style-name="P2"><text:span text:style-name="T2">2.3.1 Software characteristics...........................................................................................................4</text:span></text:p>
          </draw:text-box>
        </draw:frame>
        <draw:frame draw:style-name="gr13" draw:text-style-name="P8" draw:layer="layout" svg:width="16.571cm" svg:height="0.471cm" svg:x="3.002cm" svg:y="6.227cm">
          <draw:text-box>
            <text:p text:style-name="P2"><text:span text:style-name="T2">2.3.2 Justification..............................................................................................................................4</text:span></text:p>
          </draw:text-box>
        </draw:frame>
        <draw:frame draw:style-name="gr14" draw:text-style-name="P8" draw:layer="layout" svg:width="16.533cm" svg:height="0.471cm" svg:x="3.002cm" svg:y="6.714cm">
          <draw:text-box>
            <text:p text:style-name="P2"><text:span text:style-name="T2">2.3.3 Software installation................................................................................................................4</text:span></text:p>
          </draw:text-box>
        </draw:frame>
        <draw:frame draw:style-name="gr15" draw:text-style-name="P8" draw:layer="layout" svg:width="16.508cm" svg:height="0.471cm" svg:x="3.002cm" svg:y="7.2cm">
          <draw:text-box>
            <text:p text:style-name="P2"><text:span text:style-name="T2">2.3.4 Software configuration............................................................................................................4</text:span></text:p>
          </draw:text-box>
        </draw:frame>
        <draw:frame draw:style-name="gr11" draw:text-style-name="P8" draw:layer="layout" svg:width="17.084cm" svg:height="0.471cm" svg:x="2.505cm" svg:y="7.687cm">
          <draw:text-box>
            <text:p text:style-name="P2"><text:span text:style-name="T2">2.4 Software 2........................................................................................................................................4</text:span></text:p>
          </draw:text-box>
        </draw:frame>
        <draw:frame draw:style-name="gr16" draw:text-style-name="P8" draw:layer="layout" svg:width="17.566cm" svg:height="0.471cm" svg:x="2.004cm" svg:y="8.174cm">
          <draw:text-box>
            <text:p text:style-name="P2"><text:span text:style-name="T2">3 Application – running on a local computer.............................................................................................5</text:span></text:p>
          </draw:text-box>
        </draw:frame>
        <draw:frame draw:style-name="gr17" draw:text-style-name="P8" draw:layer="layout" svg:width="17.003cm" svg:height="0.471cm" svg:x="2.505cm" svg:y="8.661cm">
          <draw:text-box>
            <text:p text:style-name="P2"><text:span text:style-name="T2">3.1 Database..........................................................................................................................................5</text:span></text:p>
          </draw:text-box>
        </draw:frame>
        <draw:frame draw:style-name="gr18" draw:text-style-name="P8" draw:layer="layout" svg:width="17.037cm" svg:height="0.471cm" svg:x="2.505cm" svg:y="9.148cm">
          <draw:text-box>
            <text:p text:style-name="P2"><text:span text:style-name="T2">3.2 Connection with the database server...............................................................................................5</text:span></text:p>
          </draw:text-box>
        </draw:frame>
        <draw:frame draw:style-name="gr9" draw:text-style-name="P8" draw:layer="layout" svg:width="17.05cm" svg:height="0.471cm" svg:x="2.505cm" svg:y="9.635cm">
          <draw:text-box>
            <text:p text:style-name="P2"><text:span text:style-name="T2">3.3 Starting application on a local computer.........................................................................................6</text:span></text:p>
          </draw:text-box>
        </draw:frame>
        <draw:frame draw:style-name="gr19" draw:text-style-name="P8" draw:layer="layout" svg:width="17.545cm" svg:height="0.471cm" svg:x="2.004cm" svg:y="10.121cm">
          <draw:text-box>
            <text:p text:style-name="P2"><text:span text:style-name="T2">4 Application – running on Internet...........................................................................................................7</text:span></text:p>
          </draw:text-box>
        </draw:frame>
        <draw:frame draw:style-name="gr20" draw:text-style-name="P8" draw:layer="layout" svg:width="16.99cm" svg:height="0.471cm" svg:x="2.505cm" svg:y="10.608cm">
          <draw:text-box>
            <text:p text:style-name="P2"><text:span text:style-name="T2">4.1 Installing on Internet.......................................................................................................................7</text:span></text:p>
          </draw:text-box>
        </draw:frame>
        <draw:frame draw:style-name="gr21" draw:text-style-name="P8" draw:layer="layout" svg:width="16.597cm" svg:height="0.471cm" svg:x="3.002cm" svg:y="11.095cm">
          <draw:text-box>
            <text:p text:style-name="P2"><text:span text:style-name="T2">4.1.1 Application installation:...........................................................................................................7</text:span></text:p>
          </draw:text-box>
        </draw:frame>
        <draw:frame draw:style-name="gr22" draw:text-style-name="P8" draw:layer="layout" svg:width="16.495cm" svg:height="0.471cm" svg:x="3.002cm" svg:y="11.582cm">
          <draw:text-box>
            <text:p text:style-name="P2"><text:span text:style-name="T2">4.1.2 Running the application on Internet........................................................................................7</text:span></text:p>
          </draw:text-box>
        </draw:frame>
        <draw:frame draw:style-name="gr7" draw:text-style-name="P8" draw:layer="layout" svg:width="17.532cm" svg:height="0.471cm" svg:x="2.004cm" svg:y="12.069cm">
          <draw:text-box>
            <text:p text:style-name="P2"><text:span text:style-name="T2">5 Application manual.................................................................................................................................8</text:span></text:p>
          </draw:text-box>
        </draw:frame>
        <draw:frame draw:style-name="gr23" draw:text-style-name="P8" draw:layer="layout" svg:width="17.079cm" svg:height="0.471cm" svg:x="2.505cm" svg:y="12.556cm">
          <draw:text-box>
            <text:p text:style-name="P2"><text:span text:style-name="T2">5.1 Permissions......................................................................................................................................8</text:span></text:p>
          </draw:text-box>
        </draw:frame>
        <draw:frame draw:style-name="gr24" draw:text-style-name="P8" draw:layer="layout" svg:width="17.075cm" svg:height="0.471cm" svg:x="2.505cm" svg:y="13.042cm">
          <draw:text-box>
            <text:p text:style-name="P2"><text:span text:style-name="T2">5.2 User manual.....................................................................................................................................8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25" draw:text-style-name="P11" draw:layer="layout" svg:width="0.641cm" svg:height="0.721cm" svg:x="2.004cm" svg:y="2.933cm">
          <draw:text-box>
            <text:p text:style-name="P10"><text:span text:style-name="T4">1</text:span></text:p>
          </draw:text-box>
        </draw:frame>
        <draw:frame draw:style-name="gr26" draw:text-style-name="P11" draw:layer="layout" svg:width="7.203cm" svg:height="0.721cm" svg:x="3.256cm" svg:y="2.933cm">
          <draw:text-box>
            <text:p text:style-name="P10"><text:span text:style-name="T4">Hardware requirements</text:span></text:p>
          </draw:text-box>
        </draw:frame>
        <draw:frame draw:style-name="gr27" draw:text-style-name="P13" draw:layer="layout" svg:width="14.005cm" svg:height="1.361cm" svg:x="3.175cm" svg:y="3.974cm">
          <draw:text-box>
            <text:p text:style-name="P12"><text:span text:style-name="T5">Minimum hardware:CPU: Intel Core i3 or </text:span><text:span text:style-name="T6">AMD</text:span><text:span text:style-name="T5"> equivalent, 4GB RAM, and internet connection. </text:span></text:p>
            <text:p text:style-name="P12"><text:span text:style-name="T6"/></text:p>
          </draw:text-box>
        </draw:frame>
        <draw:frame draw:style-name="gr25" draw:text-style-name="P11" draw:layer="layout" svg:width="0.641cm" svg:height="0.721cm" svg:x="2.004cm" svg:y="5.113cm">
          <draw:text-box>
            <text:p text:style-name="P10"><text:span text:style-name="T4">2</text:span></text:p>
          </draw:text-box>
        </draw:frame>
        <draw:frame draw:style-name="gr28" draw:text-style-name="P11" draw:layer="layout" svg:width="6.987cm" svg:height="0.721cm" svg:x="3.256cm" svg:y="5.113cm">
          <draw:text-box>
            <text:p text:style-name="P10"><text:span text:style-name="T4">Software requirements</text:span></text:p>
          </draw:text-box>
        </draw:frame>
        <draw:frame draw:style-name="gr29" draw:text-style-name="P15" draw:layer="layout" svg:width="11.064cm" svg:height="1.043cm" svg:x="3.274cm" svg:y="6.061cm">
          <draw:text-box>
            <text:p text:style-name="P14"><text:span text:style-name="T6"><text:s/></text:span><text:span text:style-name="T6">web browser, Node.js, npm, <text:s/>MongoDB, Code editor</text:span></text:p>
            <text:p text:style-name="P14"><text:span text:style-name="T6">and an operating system (Windows, macOS, Linux). </text:span></text:p>
          </draw:text-box>
        </draw:frame>
        <draw:frame draw:style-name="gr30" draw:text-style-name="P16" draw:layer="layout" svg:width="0.794cm" svg:height="0.632cm" svg:x="2.004cm" svg:y="7.222cm">
          <draw:text-box>
            <text:p text:style-name="P10"><text:span text:style-name="T7">2.1</text:span></text:p>
          </draw:text-box>
        </draw:frame>
        <draw:frame draw:style-name="gr31" draw:text-style-name="P16" draw:layer="layout" svg:width="4.807cm" svg:height="0.632cm" svg:x="3.256cm" svg:y="7.222cm">
          <draw:text-box>
            <text:p text:style-name="P10"><text:span text:style-name="T7">Operating system</text:span></text:p>
          </draw:text-box>
        </draw:frame>
        <draw:frame draw:style-name="gr32" draw:text-style-name="P17" draw:layer="layout" svg:width="8.545cm" svg:height="0.547cm" svg:x="3.202cm" svg:y="8.025cm">
          <draw:text-box>
            <text:p text:style-name="P14"><text:span text:style-name="T8">Any </text:span><text:span text:style-name="T6">operating system (Windows, macOS, Linux)</text:span></text:p>
          </draw:text-box>
        </draw:frame>
        <draw:frame draw:style-name="gr30" draw:text-style-name="P16" draw:layer="layout" svg:width="0.794cm" svg:height="0.632cm" svg:x="2.004cm" svg:y="9.339cm">
          <draw:text-box>
            <text:p text:style-name="P10"><text:span text:style-name="T7">2.2</text:span></text:p>
          </draw:text-box>
        </draw:frame>
        <draw:frame draw:style-name="gr33" draw:text-style-name="P16" draw:layer="layout" svg:width="4.015cm" svg:height="0.632cm" svg:x="3.256cm" svg:y="9.339cm">
          <draw:text-box>
            <text:p text:style-name="P10"><text:span text:style-name="T7">Other software</text:span></text:p>
          </draw:text-box>
        </draw:frame>
        <draw:line draw:style-name="gr34" draw:text-style-name="P18" draw:layer="layout" svg:x1="2.873cm" svg:y1="13.17cm" svg:x2="18.72cm" svg:y2="13.17cm">
          <text:p/>
        </draw:line>
        <draw:line draw:style-name="gr34" draw:text-style-name="P18" draw:layer="layout" svg:x1="2.873cm" svg:y1="13.869cm" svg:x2="18.72cm" svg:y2="13.869cm">
          <text:p/>
        </draw:line>
        <draw:line draw:style-name="gr34" draw:text-style-name="P18" draw:layer="layout" svg:x1="2.873cm" svg:y1="15.541cm" svg:x2="18.72cm" svg:y2="15.541cm">
          <text:p/>
        </draw:line>
        <draw:line draw:style-name="gr34" draw:text-style-name="P18" draw:layer="layout" svg:x1="2.873cm" svg:y1="16.24cm" svg:x2="18.72cm" svg:y2="16.24cm">
          <text:p/>
        </draw:line>
        <draw:line draw:style-name="gr34" draw:text-style-name="P18" draw:layer="layout" svg:x1="2.873cm" svg:y1="16.938cm" svg:x2="18.72cm" svg:y2="16.938cm">
          <text:p/>
        </draw:line>
        <draw:line draw:style-name="gr34" draw:text-style-name="P18" draw:layer="layout" svg:x1="2.873cm" svg:y1="17.637cm" svg:x2="18.72cm" svg:y2="17.637cm">
          <text:p/>
        </draw:line>
        <draw:line draw:style-name="gr34" draw:text-style-name="P18" draw:layer="layout" svg:x1="2.882cm" svg:y1="13.162cm" svg:x2="2.882cm" svg:y2="17.645cm">
          <text:p/>
        </draw:line>
        <draw:line draw:style-name="gr34" draw:text-style-name="P18" draw:layer="layout" svg:x1="4.155cm" svg:y1="13.162cm" svg:x2="4.155cm" svg:y2="17.645cm">
          <text:p/>
        </draw:line>
        <draw:line draw:style-name="gr34" draw:text-style-name="P18" draw:layer="layout" svg:x1="8.279cm" svg:y1="13.162cm" svg:x2="8.279cm" svg:y2="17.645cm">
          <text:p/>
        </draw:line>
        <draw:line draw:style-name="gr34" draw:text-style-name="P18" draw:layer="layout" svg:x1="10.974cm" svg:y1="13.162cm" svg:x2="10.974cm" svg:y2="17.645cm">
          <text:p/>
        </draw:line>
        <draw:line draw:style-name="gr34" draw:text-style-name="P18" draw:layer="layout" svg:x1="18.711cm" svg:y1="13.162cm" svg:x2="18.711cm" svg:y2="17.645cm">
          <text:p/>
        </draw:line>
        <draw:frame draw:style-name="gr35" draw:text-style-name="P19" draw:layer="layout" svg:width="9.408cm" svg:height="0.471cm" svg:x="3.492cm" svg:y="10.324cm">
          <draw:text-box>
            <text:p text:style-name="P12"><text:span text:style-name="T9">prior software: install Node.js, npm, and MongoDB.</text:span></text:p>
          </draw:text-box>
        </draw:frame>
        <draw:frame draw:style-name="gr36" draw:text-style-name="P20" draw:layer="layout" svg:width="0.624cm" svg:height="0.471cm" svg:x="3.21cm" svg:y="13.296cm">
          <draw:text-box>
            <text:p text:style-name="P10"><text:span text:style-name="T9">No.</text:span></text:p>
          </draw:text-box>
        </draw:frame>
        <draw:frame draw:style-name="gr37" draw:text-style-name="P20" draw:layer="layout" svg:width="2.716cm" svg:height="0.471cm" svg:x="4.868cm" svg:y="13.296cm">
          <draw:text-box>
            <text:p text:style-name="P10"><text:span text:style-name="T9">Software name</text:span></text:p>
          </draw:text-box>
        </draw:frame>
        <draw:frame draw:style-name="gr38" draw:text-style-name="P20" draw:layer="layout" svg:width="1.412cm" svg:height="0.471cm" svg:x="8.946cm" svg:y="13.296cm">
          <draw:text-box>
            <text:p text:style-name="P10"><text:span text:style-name="T9">Version</text:span></text:p>
          </draw:text-box>
        </draw:frame>
        <draw:frame draw:style-name="gr39" draw:text-style-name="P20" draw:layer="layout" svg:width="2.766cm" svg:height="0.471cm" svg:x="13.473cm" svg:y="13.296cm">
          <draw:text-box>
            <text:p text:style-name="P10"><text:span text:style-name="T9">WWW address</text:span></text:p>
          </draw:text-box>
        </draw:frame>
        <draw:frame draw:style-name="gr5" draw:text-style-name="P20" draw:layer="layout" svg:width="0.422cm" svg:height="0.471cm" svg:x="3.418cm" svg:y="14.482cm">
          <draw:text-box>
            <text:p text:style-name="P10"><text:span text:style-name="T10">1</text:span></text:p>
          </draw:text-box>
        </draw:frame>
        <draw:frame draw:style-name="gr40" draw:text-style-name="P19" draw:layer="layout" svg:width="1.352cm" svg:height="0.471cm" svg:x="4.258cm" svg:y="13.995cm">
          <draw:text-box>
            <text:p text:style-name="P12"><text:span text:style-name="T9">Node.js</text:span></text:p>
          </draw:text-box>
        </draw:frame>
        <draw:frame draw:style-name="gr41" draw:text-style-name="P19" draw:layer="layout" svg:width="1.484cm" svg:height="0.471cm" svg:x="8.382cm" svg:y="13.995cm">
          <draw:text-box>
            <text:p text:style-name="P12"><text:span text:style-name="T10">20.9.0  </text:span></text:p>
          </draw:text-box>
        </draw:frame>
        <draw:frame draw:style-name="gr42" draw:text-style-name="P20" draw:layer="layout" svg:width="7.021cm" svg:height="0.471cm" svg:x="11.077cm" svg:y="13.995cm">
          <draw:text-box>
            <text:p text:style-name="P10"><text:span text:style-name="T10">https://nodejs.org/en/blog/release/v20.9.0</text:span></text:p>
          </draw:text-box>
        </draw:frame>
        <draw:frame draw:style-name="gr5" draw:text-style-name="P20" draw:layer="layout" svg:width="0.422cm" svg:height="0.471cm" svg:x="3.418cm" svg:y="15.667cm">
          <draw:text-box>
            <text:p text:style-name="P10"><text:span text:style-name="T10">2</text:span></text:p>
          </draw:text-box>
        </draw:frame>
        <draw:frame draw:style-name="gr5" draw:text-style-name="P20" draw:layer="layout" svg:width="0.422cm" svg:height="0.471cm" svg:x="3.418cm" svg:y="16.366cm">
          <draw:text-box>
            <text:p text:style-name="P10"><text:span text:style-name="T10">3</text:span></text:p>
          </draw:text-box>
        </draw:frame>
        <draw:frame draw:style-name="gr5" draw:text-style-name="P20" draw:layer="layout" svg:width="0.422cm" svg:height="0.471cm" svg:x="3.418cm" svg:y="17.064cm">
          <draw:text-box>
            <text:p text:style-name="P10"><text:span text:style-name="T10">4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3</text:span></text:p>
          </draw:text-box>
        </draw:frame>
        <draw:frame draw:style-name="gr43" draw:text-style-name="P19" draw:layer="layout" svg:width="0.933cm" svg:height="0.471cm" svg:x="4.363cm" svg:y="15.557cm">
          <draw:text-box>
            <text:p text:style-name="P12"><text:span text:style-name="T9">npm </text:span></text:p>
          </draw:text-box>
        </draw:frame>
        <draw:frame draw:style-name="gr44" draw:text-style-name="P19" draw:layer="layout" svg:width="1.056cm" svg:height="0.422cm" svg:x="8.358cm" svg:y="15.557cm">
          <draw:text-box>
            <text:p text:style-name="P12"><text:span text:style-name="T11">10.2.3</text:span></text:p>
          </draw:text-box>
        </draw:frame>
        <draw:frame draw:style-name="gr45" draw:text-style-name="P20" draw:layer="layout" svg:width="7.952cm" svg:height="0.471cm" svg:x="11.112cm" svg:y="15.557cm">
          <draw:text-box>
            <text:p text:style-name="P10"><text:span text:style-name="T10">https://www.npmjs.com/package/npm/v/10.2.3</text:span></text:p>
          </draw:text-box>
        </draw:frame>
        <draw:frame draw:style-name="gr46" draw:text-style-name="P20" draw:layer="layout" svg:width="9.061cm" svg:height="1.411cm" svg:x="11.112cm" svg:y="16.356cm">
          <draw:text-box>
            <text:p text:style-name="P10"><text:span text:style-name="T10">https://www.mongodb.com/try/download/community</text:span></text:p>
          </draw:text-box>
        </draw:frame>
        <draw:frame draw:style-name="gr47" draw:text-style-name="P19" draw:layer="layout" svg:width="0.878cm" svg:height="0.422cm" svg:x="8.469cm" svg:y="16.405cm">
          <draw:text-box>
            <text:p text:style-name="P12"><text:span text:style-name="T11">7.0  </text:span></text:p>
          </draw:text-box>
        </draw:frame>
        <draw:frame draw:style-name="gr48" draw:text-style-name="P19" draw:layer="layout" svg:width="1.86cm" svg:height="0.471cm" svg:x="4.363cm" svg:y="16.356cm">
          <draw:text-box>
            <text:p text:style-name="P12"><text:span text:style-name="T9">MongoDB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1cm" svg:height="27.941cm" svg:x="-0.002cm" svg:y="-0.002cm" svg:viewBox="0 0 21592 27942" draw:points="0,0 21592,0 21592,27942 0,27942">
          <text:p/>
        </draw:polygon>
        <draw:frame draw:style-name="gr30" draw:text-style-name="P16" draw:layer="layout" svg:width="0.794cm" svg:height="0.632cm" svg:x="2.004cm" svg:y="2.929cm">
          <draw:text-box>
            <text:p text:style-name="P10"><text:span text:style-name="T7">2.3</text:span></text:p>
          </draw:text-box>
        </draw:frame>
        <draw:frame draw:style-name="gr49" draw:text-style-name="P21" draw:layer="layout" svg:width="2.508cm" svg:height="0.721cm" svg:x="3.175cm" svg:y="2.857cm">
          <draw:text-box>
            <text:p text:style-name="P12"><text:span text:style-name="T4">Node.js </text:span></text:p>
          </draw:text-box>
        </draw:frame>
        <draw:frame draw:style-name="gr50" draw:text-style-name="P22" draw:layer="layout" svg:width="6.979cm" svg:height="0.556cm" svg:x="2.004cm" svg:y="4.859cm">
          <draw:text-box>
            <text:p text:style-name="P10"><text:span text:style-name="T12">2.3.1 Software characteristics</text:span></text:p>
          </draw:text-box>
        </draw:frame>
        <draw:frame draw:style-name="gr51" draw:text-style-name="P22" draw:layer="layout" svg:width="4.163cm" svg:height="0.556cm" svg:x="2.004cm" svg:y="6.697cm">
          <draw:text-box>
            <text:p text:style-name="P10"><text:span text:style-name="T12">2.3.2 Justification</text:span></text:p>
          </draw:text-box>
        </draw:frame>
        <draw:frame draw:style-name="gr52" draw:text-style-name="P13" draw:layer="layout" svg:width="19.268cm" svg:height="2.301cm" svg:x="1.905cm" svg:y="7.224cm">
          <draw:text-box>
            <text:p text:style-name="P12"><text:span text:style-name="T6">It allows developers to run JavaScript code outside of a web browser, making it possible to build scalable,</text:span></text:p>
            <text:p text:style-name="P12"><text:span text:style-name="T6"><text:s/></text:span><text:span text:style-name="T6">high-performance web applications.</text:span></text:p>
          </draw:text-box>
        </draw:frame>
        <draw:frame draw:style-name="gr53" draw:text-style-name="P22" draw:layer="layout" svg:width="6.094cm" svg:height="0.556cm" svg:x="2.004cm" svg:y="8.532cm">
          <draw:text-box>
            <text:p text:style-name="P10"><text:span text:style-name="T12">2.3.3 Software installation</text:span></text:p>
          </draw:text-box>
        </draw:frame>
        <draw:frame draw:style-name="gr54" draw:text-style-name="P19" draw:layer="layout" svg:width="11.606cm" svg:height="0.471cm" svg:x="2.681cm" svg:y="10.006cm">
          <draw:text-box>
            <text:p text:style-name="P12"><text:span text:style-name="T10">2. Download the version (20.9.0) for your operating system. <text:s/></text:span></text:p>
          </draw:text-box>
        </draw:frame>
        <draw:frame draw:style-name="gr55" draw:text-style-name="P22" draw:layer="layout" svg:width="6.636cm" svg:height="0.556cm" svg:x="1.905cm" svg:y="12.631cm">
          <draw:text-box>
            <text:p text:style-name="P10"><text:span text:style-name="T12">2.3.4 Software configuration</text:span></text:p>
          </draw:text-box>
        </draw:frame>
        <draw:frame draw:style-name="gr30" draw:text-style-name="P16" draw:layer="layout" svg:width="0.794cm" svg:height="0.632cm" svg:x="1.905cm" svg:y="17.065cm">
          <draw:text-box>
            <text:p text:style-name="P10"><text:span text:style-name="T7">2.4</text:span></text:p>
          </draw:text-box>
        </draw:frame>
        <draw:frame draw:style-name="gr56" draw:text-style-name="P21" draw:layer="layout" svg:width="1.361cm" svg:height="0.721cm" svg:x="3.157cm" svg:y="16.998cm">
          <draw:text-box>
            <text:p text:style-name="P12"><text:span text:style-name="T4">npm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4</text:span></text:p>
          </draw:text-box>
        </draw:frame>
        <draw:frame draw:style-name="gr57" draw:text-style-name="P19" draw:layer="layout" svg:width="8.511cm" svg:height="0.471cm" svg:x="2.54cm" svg:y="13.652cm">
          <draw:text-box>
            <text:p text:style-name="P12"><text:span text:style-name="T10">No additional configuration is needed for Node.js.</text:span></text:p>
          </draw:text-box>
        </draw:frame>
        <draw:frame draw:style-name="gr50" draw:text-style-name="P22" draw:layer="layout" svg:width="6.979cm" svg:height="0.556cm" svg:x="2.004cm" svg:y="4.859cm">
          <draw:text-box>
            <text:p text:style-name="P10"><text:span text:style-name="T12">2.3.1 Software characteristics</text:span></text:p>
          </draw:text-box>
        </draw:frame>
        <draw:frame draw:style-name="gr51" draw:text-style-name="P22" draw:layer="layout" svg:width="4.163cm" svg:height="0.556cm" svg:x="2.004cm" svg:y="6.697cm">
          <draw:text-box>
            <text:p text:style-name="P10"><text:span text:style-name="T12">2.3.2 Justification</text:span></text:p>
          </draw:text-box>
        </draw:frame>
        <draw:frame draw:style-name="gr53" draw:text-style-name="P22" draw:layer="layout" svg:width="6.094cm" svg:height="0.556cm" svg:x="2.004cm" svg:y="8.532cm">
          <draw:text-box>
            <text:p text:style-name="P10"><text:span text:style-name="T12">2.3.3 Software installation</text:span></text:p>
          </draw:text-box>
        </draw:frame>
        <draw:frame draw:style-name="gr58" draw:text-style-name="P19" draw:layer="layout" svg:width="14.624cm" svg:height="0.471cm" svg:x="2.54cm" svg:y="10.795cm">
          <draw:text-box>
            <text:p text:style-name="P12"><text:span text:style-name="T10">3. <text:s/>Run the installer and follow the on-screen instructions.. </text:span></text:p>
          </draw:text-box>
        </draw:frame>
        <draw:frame draw:style-name="gr55" draw:text-style-name="P22" draw:layer="layout" svg:width="6.636cm" svg:height="0.556cm" svg:x="1.905cm" svg:y="12.631cm">
          <draw:text-box>
            <text:p text:style-name="P10"><text:span text:style-name="T12">2.3.4 Software configuration</text:span></text:p>
          </draw:text-box>
        </draw:frame>
        <draw:frame draw:style-name="gr57" draw:text-style-name="P19" draw:layer="layout" svg:width="8.511cm" svg:height="0.471cm" svg:x="2.54cm" svg:y="13.652cm">
          <draw:text-box>
            <text:p text:style-name="P12"><text:span text:style-name="T10">No additional configuration is needed for Node.js.</text:span></text:p>
          </draw:text-box>
        </draw:frame>
        <draw:frame draw:style-name="gr50" draw:text-style-name="P22" draw:layer="layout" svg:width="6.979cm" svg:height="0.556cm" svg:x="1.998cm" svg:y="4.86cm">
          <draw:text-box>
            <text:p text:style-name="P10"><text:span text:style-name="T12">2.3.1 Software characteristics</text:span></text:p>
          </draw:text-box>
        </draw:frame>
        <draw:frame draw:style-name="gr51" draw:text-style-name="P22" draw:layer="layout" svg:width="4.163cm" svg:height="0.556cm" svg:x="1.998cm" svg:y="6.698cm">
          <draw:text-box>
            <text:p text:style-name="P10"><text:span text:style-name="T12">2.3.2 Justification</text:span></text:p>
          </draw:text-box>
        </draw:frame>
        <draw:frame draw:style-name="gr53" draw:text-style-name="P22" draw:layer="layout" svg:width="6.094cm" svg:height="0.556cm" svg:x="1.998cm" svg:y="8.533cm">
          <draw:text-box>
            <text:p text:style-name="P10"><text:span text:style-name="T12">2.3.3 Software installation</text:span></text:p>
          </draw:text-box>
        </draw:frame>
        <draw:frame draw:style-name="gr50" draw:text-style-name="P22" draw:layer="layout" svg:width="6.979cm" svg:height="0.556cm" svg:x="1.998cm" svg:y="4.86cm">
          <draw:text-box>
            <text:p text:style-name="P10"><text:span text:style-name="T12">2.3.1 Software characteristics</text:span></text:p>
          </draw:text-box>
        </draw:frame>
        <draw:frame draw:style-name="gr59" draw:text-style-name="P13" draw:layer="layout" svg:width="17.257cm" svg:height="1.831cm" svg:x="1.907cm" svg:y="4.519cm">
          <draw:text-box>
            <text:p text:style-name="P12"><text:span text:style-name="T6"/></text:p>
            <text:p text:style-name="P12"><text:span text:style-name="T6">Node.js is an open-source, server-side runtime environment built on Chrome's V8 JavaScript engine.. </text:span></text:p>
          </draw:text-box>
        </draw:frame>
        <draw:frame draw:style-name="gr51" draw:text-style-name="P22" draw:layer="layout" svg:width="4.163cm" svg:height="0.556cm" svg:x="1.998cm" svg:y="6.698cm">
          <draw:text-box>
            <text:p text:style-name="P10"><text:span text:style-name="T12">2.3.2 Justification</text:span></text:p>
          </draw:text-box>
        </draw:frame>
        <draw:frame draw:style-name="gr53" draw:text-style-name="P22" draw:layer="layout" svg:width="6.094cm" svg:height="0.556cm" svg:x="1.998cm" svg:y="8.533cm">
          <draw:text-box>
            <text:p text:style-name="P10"><text:span text:style-name="T12">2.3.3 Software installation</text:span></text:p>
          </draw:text-box>
        </draw:frame>
        <draw:frame draw:style-name="gr60" draw:text-style-name="P19" draw:layer="layout" svg:width="8.587cm" svg:height="1.411cm" svg:x="2.54cm" svg:y="9.207cm">
          <draw:text-box>
            <text:p text:style-name="P12"><text:span text:style-name="T10">1. <text:s/>Visit https://nodejs.org/en/blog/release/v20.9.0 </text:span></text:p>
          </draw:text-box>
        </draw:frame>
        <draw:frame draw:style-name="gr50" draw:text-style-name="P22" draw:layer="layout" svg:width="6.979cm" svg:height="0.556cm" svg:x="2.546cm" svg:y="18.176cm">
          <draw:text-box>
            <text:p text:style-name="P10"><text:span text:style-name="T12">2.4.1 Software characteristics</text:span></text:p>
          </draw:text-box>
        </draw:frame>
        <draw:frame draw:style-name="gr51" draw:text-style-name="P22" draw:layer="layout" svg:width="4.163cm" svg:height="0.556cm" svg:x="2.504cm" svg:y="20.955cm">
          <draw:text-box>
            <text:p text:style-name="P10"><text:span text:style-name="T12">2.4.2 Justification</text:span></text:p>
          </draw:text-box>
        </draw:frame>
        <draw:frame draw:style-name="gr61" draw:text-style-name="P13" draw:layer="layout" svg:width="18.349cm" svg:height="2.351cm" svg:x="2.54cm" svg:y="18.921cm">
          <draw:text-box>
            <text:p text:style-name="P12"><text:span text:style-name="T10">npm (Node Package Manager) is the default package manager for Node.js. It allows developers to discover, </text:span></text:p>
            <text:p text:style-name="P12"><text:span text:style-name="T10">share, and reuse code packages, making it easier to manage dependencies in Node.js projects. </text:span></text:p>
          </draw:text-box>
        </draw:frame>
        <draw:frame draw:style-name="gr62" draw:text-style-name="P13" draw:layer="layout" svg:width="19.268cm" svg:height="1.27cm" svg:x="2.322cm" svg:y="21.907cm">
          <draw:text-box>
            <text:p text:style-name="P12"><text:span text:style-name="T5">it simplifies the management of dependencies and allows us to easily integrate third-party libraries and tools into our Node.js project.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frame draw:style-name="gr63" draw:text-style-name="P19" draw:layer="layout" svg:width="10.556cm" svg:height="0.422cm" svg:x="2.228cm" svg:y="3.007cm">
          <draw:text-box>
            <text:p text:style-name="P12"><text:span text:style-name="T11">npm is included with Node.js, so there is no separate installation required. </text:span></text:p>
          </draw:text-box>
        </draw:frame>
        <draw:frame draw:style-name="gr53" draw:text-style-name="P22" draw:layer="layout" svg:width="6.094cm" svg:height="0.556cm" svg:x="1.27cm" svg:y="1.984cm">
          <draw:text-box>
            <text:p text:style-name="P10"><text:span text:style-name="T12">2.4.3 Software installation</text:span></text:p>
          </draw:text-box>
        </draw:frame>
        <draw:frame draw:style-name="gr55" draw:text-style-name="P22" draw:layer="layout" svg:width="6.636cm" svg:height="0.556cm" svg:x="1.27cm" svg:y="4.206cm">
          <draw:text-box>
            <text:p text:style-name="P10"><text:span text:style-name="T12">2.4.4 Software configuration</text:span></text:p>
          </draw:text-box>
        </draw:frame>
        <draw:frame draw:style-name="gr64" draw:text-style-name="P19" draw:layer="layout" svg:width="7.961cm" svg:height="0.471cm" svg:x="1.966cm" svg:y="5.244cm">
          <draw:text-box>
            <text:p text:style-name="P12"><text:span text:style-name="T10">No additional configuration is needed for npm.</text:span></text:p>
          </draw:text-box>
        </draw:frame>
        <draw:frame draw:style-name="gr30" draw:text-style-name="P16" draw:layer="layout" svg:width="0.794cm" svg:height="0.632cm" svg:x="1.369cm" svg:y="7.374cm">
          <draw:text-box>
            <text:p text:style-name="P10"><text:span text:style-name="T7">2.5</text:span></text:p>
          </draw:text-box>
        </draw:frame>
        <draw:frame draw:style-name="gr65" draw:text-style-name="P21" draw:layer="layout" svg:width="3.046cm" svg:height="0.721cm" svg:x="2.54cm" svg:y="7.302cm">
          <draw:text-box>
            <text:p text:style-name="P12"><text:span text:style-name="T4">MongoDB</text:span></text:p>
          </draw:text-box>
        </draw:frame>
        <draw:frame draw:style-name="gr66" draw:text-style-name="P19" draw:layer="layout" svg:width="20.242cm" svg:height="0.941cm" svg:x="1.348cm" svg:y="9.854cm">
          <draw:text-box>
            <text:p text:style-name="P12"><text:span text:style-name="T5">MongoDB is a NoSQL database program that uses a document-oriented (JSON) data model. It provides high performance and easy scalability </text:span></text:p>
          </draw:text-box>
        </draw:frame>
        <draw:frame draw:style-name="gr51" draw:text-style-name="P22" draw:layer="layout" svg:width="4.163cm" svg:height="0.556cm" svg:x="1.369cm" svg:y="11.142cm">
          <draw:text-box>
            <text:p text:style-name="P10"><text:span text:style-name="T12">2.5.2 Justification</text:span></text:p>
          </draw:text-box>
        </draw:frame>
        <draw:frame draw:style-name="gr52" draw:text-style-name="P19" draw:layer="layout" svg:width="19.268cm" svg:height="2.301cm" svg:x="1.369cm" svg:y="10.795cm">
          <draw:text-box>
            <text:p text:style-name="P12"><text:span text:style-name="T6"/></text:p>
            <text:p text:style-name="P12"><text:span text:style-name="T6">MongoDB is preferred for its flexible data model, scalability, high performance, rich query language,</text:span></text:p>
            <text:p text:style-name="P12"><text:span text:style-name="T6"><text:s/></text:span><text:span text:style-name="T6">document-oriented storage, ecosystem, and community support.</text:span></text:p>
          </draw:text-box>
        </draw:frame>
        <draw:frame draw:style-name="gr53" draw:text-style-name="P22" draw:layer="layout" svg:width="6.094cm" svg:height="0.556cm" svg:x="1.369cm" svg:y="12.977cm">
          <draw:text-box>
            <text:p text:style-name="P10"><text:span text:style-name="T12">2.5.3 Software installation</text:span></text:p>
          </draw:text-box>
        </draw:frame>
        <draw:frame draw:style-name="gr67" draw:text-style-name="P19" draw:layer="layout" svg:width="5.184cm" svg:height="0.422cm" svg:x="2.004cm" svg:y="13.762cm">
          <draw:text-box>
            <text:p text:style-name="P12"><text:span text:style-name="T11">1. Visit </text:span><text:span text:style-name="T11"><text:a xlink:href="https://www.mongodb.com/" xlink:type="simple">https://www.mongodb.com/</text:a></text:span><text:span text:style-name="T11"><text:s/></text:span></text:p>
          </draw:text-box>
        </draw:frame>
        <draw:frame draw:style-name="gr68" draw:text-style-name="P19" draw:layer="layout" svg:width="9.104cm" svg:height="0.422cm" svg:x="2.004cm" svg:y="14.57cm">
          <draw:text-box>
            <text:p text:style-name="P12"><text:span text:style-name="T11">2. Download the latest version (7.0) for your operating system.</text:span></text:p>
          </draw:text-box>
        </draw:frame>
        <draw:frame draw:style-name="gr69" draw:text-style-name="P19" draw:layer="layout" svg:width="11.961cm" svg:height="0.422cm" svg:x="2.004cm" svg:y="15.374cm">
          <draw:text-box>
            <text:p text:style-name="P12"><text:span text:style-name="T11">3. Run the installer and follow the on-screen instructions.</text:span></text:p>
          </draw:text-box>
        </draw:frame>
        <draw:frame draw:style-name="gr55" draw:text-style-name="P22" draw:layer="layout" svg:width="6.636cm" svg:height="0.556cm" svg:x="1.27cm" svg:y="17.076cm">
          <draw:text-box>
            <text:p text:style-name="P10"><text:span text:style-name="T12">2.5.4 Software configuration</text:span></text:p>
          </draw:text-box>
        </draw:frame>
        <draw:frame draw:style-name="gr70" draw:text-style-name="P19" draw:layer="layout" svg:width="8.913cm" svg:height="0.471cm" svg:x="1.905cm" svg:y="18.097cm">
          <draw:text-box>
            <text:p text:style-name="P12"><text:span text:style-name="T10">No additional configuration is needed for MongoBD</text:span></text:p>
          </draw:text-box>
        </draw:frame>
        <draw:frame draw:style-name="gr50" draw:text-style-name="P22" draw:layer="layout" svg:width="6.979cm" svg:height="0.556cm" svg:x="1.276cm" svg:y="8.969cm">
          <draw:text-box>
            <text:p text:style-name="P10"><text:span text:style-name="T12">2.5.1 Software characteristics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71" draw:text-style-name="P11" draw:layer="layout" svg:width="0.641cm" svg:height="0.713cm" svg:x="2.004cm" svg:y="3.259cm">
          <draw:text-box>
            <text:p text:style-name="P10"><text:span text:style-name="T13">3</text:span></text:p>
          </draw:text-box>
        </draw:frame>
        <draw:frame draw:style-name="gr72" draw:text-style-name="P11" draw:layer="layout" svg:width="11.665cm" svg:height="0.713cm" svg:x="3.256cm" svg:y="3.259cm">
          <draw:text-box>
            <text:p text:style-name="P10"><text:span text:style-name="T13">Application – running on a local computer</text:span></text:p>
          </draw:text-box>
        </draw:frame>
        <draw:frame draw:style-name="gr30" draw:text-style-name="P16" draw:layer="layout" svg:width="0.794cm" svg:height="0.632cm" svg:x="2.004cm" svg:y="4.555cm">
          <draw:text-box>
            <text:p text:style-name="P10"><text:span text:style-name="T7">3.1</text:span></text:p>
          </draw:text-box>
        </draw:frame>
        <draw:frame draw:style-name="gr73" draw:text-style-name="P16" draw:layer="layout" svg:width="2.538cm" svg:height="0.632cm" svg:x="3.256cm" svg:y="4.555cm">
          <draw:text-box>
            <text:p text:style-name="P10"><text:span text:style-name="T7">Database</text:span></text:p>
          </draw:text-box>
        </draw:frame>
        <draw:frame draw:style-name="gr74" draw:text-style-name="P20" draw:layer="layout" svg:width="13.341cm" svg:height="0.471cm" svg:x="3.274cm" svg:y="5.419cm">
          <draw:text-box>
            <text:p text:style-name="P10"><text:span text:style-name="T6">Not applicable because my database is Online. MongoDB Atlas/</text:span></text:p>
          </draw:text-box>
        </draw:frame>
        <draw:frame draw:style-name="gr75" draw:text-style-name="P11" draw:layer="layout" svg:width="0.806cm" svg:height="0.713cm" svg:x="2.073cm" svg:y="7.224cm">
          <draw:text-box>
            <text:p text:style-name="P10"><text:span text:style-name="T13">3.2</text:span></text:p>
          </draw:text-box>
        </draw:frame>
        <draw:frame draw:style-name="gr76" draw:text-style-name="P11" draw:layer="layout" svg:width="10.014cm" svg:height="0.713cm" svg:x="3.325cm" svg:y="7.224cm">
          <draw:text-box>
            <text:p text:style-name="P10"><text:span text:style-name="T13">Connection with the database server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5</text:span></text:p>
          </draw:text-box>
        </draw:frame>
        <draw:line draw:style-name="gr34" draw:text-style-name="P18" draw:layer="layout" svg:x1="2.395cm" svg:y1="8.648cm" svg:x2="20.002cm" svg:y2="8.648cm">
          <text:p/>
        </draw:line>
        <draw:line draw:style-name="gr34" draw:text-style-name="P18" draw:layer="layout" svg:x1="2.395cm" svg:y1="9.833cm" svg:x2="20.002cm" svg:y2="9.833cm">
          <text:p/>
        </draw:line>
        <draw:line draw:style-name="gr34" draw:text-style-name="P18" draw:layer="layout" svg:x1="2.404cm" svg:y1="8.639cm" svg:x2="2.404cm" svg:y2="9.842cm">
          <text:p/>
        </draw:line>
        <draw:line draw:style-name="gr34" draw:text-style-name="P18" draw:layer="layout" svg:x1="10.496cm" svg:y1="8.639cm" svg:x2="10.496cm" svg:y2="9.842cm">
          <text:p/>
        </draw:line>
        <draw:line draw:style-name="gr34" draw:text-style-name="P18" draw:layer="layout" svg:x1="19.993cm" svg:y1="8.639cm" svg:x2="19.993cm" svg:y2="9.842cm">
          <text:p/>
        </draw:line>
        <draw:frame draw:style-name="gr77" draw:text-style-name="P20" draw:layer="layout" svg:width="7.868cm" svg:height="0.471cm" svg:x="2.507cm" svg:y="9.017cm">
          <draw:text-box>
            <text:p text:style-name="P10"><text:span text:style-name="T10">The path to the file "database_connection.txt":</text:span></text:p>
          </draw:text-box>
        </draw:frame>
        <draw:frame draw:style-name="gr78" draw:text-style-name="P20" draw:layer="layout" svg:width="9.006cm" svg:height="0.941cm" svg:x="10.477cm" svg:y="8.736cm">
          <draw:text-box>
            <text:p text:style-name="P10"><text:span text:style-name="T10">Project\Application\Beloufa_Web_240301\Backend</text:span></text:p>
            <text:p text:style-name="P10"><text:span text:style-name="T10">\index.js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frame draw:style-name="gr75" draw:text-style-name="P11" draw:layer="layout" svg:width="0.806cm" svg:height="0.713cm" svg:x="1.654cm" svg:y="1.32cm">
          <draw:text-box>
            <text:p text:style-name="P10"><text:span text:style-name="T13">3.3</text:span></text:p>
          </draw:text-box>
        </draw:frame>
        <draw:frame draw:style-name="gr79" draw:text-style-name="P11" draw:layer="layout" svg:width="11.072cm" svg:height="0.713cm" svg:x="2.906cm" svg:y="1.32cm">
          <draw:text-box>
            <text:p text:style-name="P10"><text:span text:style-name="T13">Starting application on a local computer</text:span></text:p>
          </draw:text-box>
        </draw:frame>
        <draw:frame draw:style-name="gr80" draw:text-style-name="P23" draw:layer="layout" svg:width="7.889cm" svg:height="6.581cm" svg:x="2.924cm" svg:y="2.259cm">
          <draw:text-box>
            <text:p text:style-name="P10"><text:span text:style-name="T9"/></text:p>
            <text:p text:style-name="P10"><text:span text:style-name="T9">1- cd Backend</text:span></text:p>
            <text:p text:style-name="P10"><text:span text:style-name="T9"/></text:p>
            <text:p text:style-name="P10"><text:span text:style-name="T9">2- npm install</text:span></text:p>
            <text:p text:style-name="P10"><text:span text:style-name="T9"/></text:p>
            <text:p text:style-name="P10"><text:span text:style-name="T9">3-npm Start</text:span></text:p>
            <text:p text:style-name="P10"><text:span text:style-name="T9"/></text:p>
            <text:p text:style-name="P10"><text:span text:style-name="T9">4- new terminal window</text:span></text:p>
            <text:p text:style-name="P10"><text:span text:style-name="T9"/></text:p>
            <text:p text:style-name="P10"><text:span text:style-name="T9">5-cd Frontend</text:span></text:p>
            <text:p text:style-name="P10"><text:span text:style-name="T9"/></text:p>
            <text:p text:style-name="P10"><text:span text:style-name="T9">6-npm install</text:span></text:p>
            <text:p text:style-name="P10"><text:span text:style-name="T9"/></text:p>
            <text:p text:style-name="P10"><text:span text:style-name="T9">7-npm run dev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6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91cm" svg:height="27.941cm" svg:x="-0.002cm" svg:y="0cm" svg:viewBox="0 0 21592 27942" draw:points="0,0 21592,0 21592,27942 0,27942">
          <text:p/>
        </draw:polygon>
        <draw:frame draw:style-name="gr25" draw:text-style-name="P11" draw:layer="layout" svg:width="0.641cm" svg:height="0.721cm" svg:x="2.004cm" svg:y="3.254cm">
          <draw:text-box>
            <text:p text:style-name="P10"><text:span text:style-name="T4">4</text:span></text:p>
          </draw:text-box>
        </draw:frame>
        <draw:frame draw:style-name="gr81" draw:text-style-name="P11" draw:layer="layout" svg:width="9.345cm" svg:height="0.713cm" svg:x="3.256cm" svg:y="3.263cm">
          <draw:text-box>
            <text:p text:style-name="P10"><text:span text:style-name="T13">Application – running on Internet</text:span></text:p>
          </draw:text-box>
        </draw:frame>
        <draw:frame draw:style-name="gr30" draw:text-style-name="P16" draw:layer="layout" svg:width="0.794cm" svg:height="0.632cm" svg:x="2.673cm" svg:y="4.445cm">
          <draw:text-box>
            <text:p text:style-name="P10"><text:span text:style-name="T7">4.1</text:span></text:p>
          </draw:text-box>
        </draw:frame>
        <draw:frame draw:style-name="gr82" draw:text-style-name="P16" draw:layer="layout" svg:width="5.59cm" svg:height="0.632cm" svg:x="3.925cm" svg:y="4.445cm">
          <draw:text-box>
            <text:p text:style-name="P10"><text:span text:style-name="T7">Installing on Internet</text:span></text:p>
          </draw:text-box>
        </draw:frame>
        <draw:frame draw:style-name="gr83" draw:text-style-name="P22" draw:layer="layout" svg:width="6.86cm" svg:height="0.556cm" svg:x="2.673cm" svg:y="5.554cm">
          <draw:text-box>
            <text:p text:style-name="P10"><text:span text:style-name="T12">4.1.1 Application installation:</text:span></text:p>
          </draw:text-box>
        </draw:frame>
        <draw:line draw:style-name="gr34" draw:text-style-name="P18" draw:layer="layout" svg:x1="2.54cm" svg:y1="19.996cm" svg:x2="20.147cm" svg:y2="19.996cm">
          <text:p/>
        </draw:line>
        <draw:line draw:style-name="gr34" draw:text-style-name="P18" draw:layer="layout" svg:x1="2.54cm" svg:y1="21.181cm" svg:x2="20.147cm" svg:y2="21.181cm">
          <text:p/>
        </draw:line>
        <draw:line draw:style-name="gr34" draw:text-style-name="P18" draw:layer="layout" svg:x1="2.549cm" svg:y1="19.987cm" svg:x2="2.549cm" svg:y2="21.19cm">
          <text:p/>
        </draw:line>
        <draw:line draw:style-name="gr34" draw:text-style-name="P18" draw:layer="layout" svg:x1="6.673cm" svg:y1="19.987cm" svg:x2="6.673cm" svg:y2="21.19cm">
          <text:p/>
        </draw:line>
        <draw:line draw:style-name="gr34" draw:text-style-name="P18" draw:layer="layout" svg:x1="20.138cm" svg:y1="19.987cm" svg:x2="20.138cm" svg:y2="21.19cm">
          <text:p/>
        </draw:line>
        <draw:frame draw:style-name="gr84" draw:text-style-name="P22" draw:layer="layout" svg:width="9.578cm" svg:height="0.556cm" svg:x="2.553cm" svg:y="18.415cm">
          <draw:text-box>
            <text:p text:style-name="P10"><text:span text:style-name="T12">4.1.2 Running the application on Internet</text:span></text:p>
          </draw:text-box>
        </draw:frame>
        <draw:frame draw:style-name="gr85" draw:text-style-name="P20" draw:layer="layout" svg:width="3.88cm" svg:height="0.471cm" svg:x="2.652cm" svg:y="20.122cm">
          <draw:text-box>
            <text:p text:style-name="P10"><text:span text:style-name="T10">Internet address of the </text:span></text:p>
          </draw:text-box>
        </draw:frame>
        <draw:frame draw:style-name="gr86" draw:text-style-name="P20" draw:layer="layout" svg:width="2cm" svg:height="0.471cm" svg:x="2.652cm" svg:y="20.608cm">
          <draw:text-box>
            <text:p text:style-name="P10"><text:span text:style-name="T10">application:</text:span></text:p>
          </draw:text-box>
        </draw:frame>
        <draw:frame draw:style-name="gr87" draw:text-style-name="P20" draw:layer="layout" svg:width="4.138cm" svg:height="0.471cm" svg:x="6.776cm" svg:y="20.365cm">
          <draw:text-box>
            <text:p text:style-name="P10"><text:span text:style-name="T10">https://hostea.us.to</text:span></text:p>
          </draw:text-box>
        </draw:frame>
        <draw:frame draw:style-name="gr5" draw:text-style-name="P8" draw:layer="layout" svg:width="0.422cm" svg:height="0.471cm" svg:x="10.693cm" svg:y="25.471cm">
          <draw:text-box>
            <text:p text:style-name="P2"><text:span text:style-name="T2">7</text:span></text:p>
          </draw:text-box>
        </draw:frame>
        <draw:frame draw:style-name="gr88" draw:text-style-name="P25" draw:layer="layout" svg:width="8.255cm" svg:height="0.556cm" svg:x="3.492cm" svg:y="6.428cm">
          <draw:text-box>
            <text:p text:style-name="P24"><text:span text:style-name="T12">4.1.1.1 Server Side (Cloud):</text:span></text:p>
          </draw:text-box>
        </draw:frame>
        <draw:frame draw:style-name="gr89" draw:text-style-name="P13" draw:layer="layout" svg:width="11.576cm" svg:height="4.921cm" svg:x="4.752cm" svg:y="7.302cm">
          <draw:text-box>
            <text:p text:style-name="P12"><text:span text:style-name="T10">Finding a domain allowing me to open a cloud machine and running</text:span><text:span text:style-name="T10"><text:line-break/></text:span><text:span text:style-name="T10">the server side in there using local steps</text:span><text:span text:style-name="T10"><text:line-break/></text:span><text:span text:style-name="T10">and the Backend will be accessible using the domain</text:span></text:p>
            <text:p text:style-name="P12"><text:span text:style-name="T10"/></text:p>
          </draw:text-box>
        </draw:frame>
        <draw:frame draw:style-name="gr88" draw:text-style-name="P25" draw:layer="layout" svg:width="8.255cm" svg:height="0.556cm" svg:x="3.476cm" svg:y="10.477cm">
          <draw:text-box>
            <text:p text:style-name="P24"><text:span text:style-name="T12">4.1.1.2 Client Side (Cloud):</text:span></text:p>
          </draw:text-box>
        </draw:frame>
        <draw:frame draw:style-name="gr90" draw:text-style-name="P13" draw:layer="layout" svg:width="12.761cm" svg:height="5.325cm" svg:x="4.445cm" svg:y="11.502cm">
          <draw:text-box>
            <text:p text:style-name="P12"><text:span text:style-name="T10">Finding a domain allowing me to open another cloud machine and running </text:span><text:span text:style-name="T10"><text:line-break/></text:span><text:span text:style-name="T10">the server side in there using local steps </text:span><text:span text:style-name="T10"><text:line-break/></text:span><text:span text:style-name="T10">and the Backend will be accessible using the domain</text:span></text:p>
            <text:p text:style-name="P12"><text:span text:style-name="T11"/></text:p>
            <text:p text:style-name="P12"><text:span text:style-name="T10"/></text:p>
          </draw:text-box>
        </draw:frame>
      </draw:page>
      <draw:page draw:name="page9" draw:style-name="dp1" draw:master-page-name="master-page3">
        <draw:polygon draw:style-name="gr1" draw:text-style-name="P1" draw:layer="layout" svg:width="21.591cm" svg:height="27.941cm" svg:x="0cm" svg:y="0cm" svg:viewBox="0 0 21592 27942" draw:points="0,0 21592,0 21592,27942 0,27942">
          <text:p/>
        </draw:polygon>
        <draw:frame draw:style-name="gr25" draw:text-style-name="P11" draw:layer="layout" svg:width="0.641cm" svg:height="0.721cm" svg:x="2.004cm" svg:y="2.446cm">
          <draw:text-box>
            <text:p text:style-name="P10"><text:span text:style-name="T4">5</text:span></text:p>
          </draw:text-box>
        </draw:frame>
        <draw:frame draw:style-name="gr91" draw:text-style-name="P11" draw:layer="layout" svg:width="5.946cm" svg:height="0.721cm" svg:x="3.256cm" svg:y="2.446cm">
          <draw:text-box>
            <text:p text:style-name="P10"><text:span text:style-name="T4">Application manual</text:span></text:p>
          </draw:text-box>
        </draw:frame>
        <draw:frame draw:style-name="gr30" draw:text-style-name="P16" draw:layer="layout" svg:width="0.794cm" svg:height="0.632cm" svg:x="2.004cm" svg:y="3.748cm">
          <draw:text-box>
            <text:p text:style-name="P10"><text:span text:style-name="T7">5.1</text:span></text:p>
          </draw:text-box>
        </draw:frame>
        <draw:frame draw:style-name="gr92" draw:text-style-name="P16" draw:layer="layout" svg:width="3.38cm" svg:height="0.632cm" svg:x="3.256cm" svg:y="3.748cm">
          <draw:text-box>
            <text:p text:style-name="P10"><text:span text:style-name="T7">Permissions</text:span></text:p>
          </draw:text-box>
        </draw:frame>
        <draw:frame draw:style-name="gr30" draw:text-style-name="P16" draw:layer="layout" svg:width="0.794cm" svg:height="0.632cm" svg:x="2.222cm" svg:y="10.163cm">
          <draw:text-box>
            <text:p text:style-name="P10"><text:span text:style-name="T7">5.2</text:span></text:p>
          </draw:text-box>
        </draw:frame>
        <draw:frame draw:style-name="gr93" draw:text-style-name="P16" draw:layer="layout" svg:width="3.414cm" svg:height="0.632cm" svg:x="3.261cm" svg:y="10.163cm">
          <draw:text-box>
            <text:p text:style-name="P10"><text:span text:style-name="T7">User manual</text:span></text:p>
          </draw:text-box>
        </draw:frame>
        <draw:frame draw:style-name="gr94" draw:text-style-name="P13" draw:layer="layout" svg:width="21.173cm" svg:height="16.491cm" svg:x="3.274cm" svg:y="11.112cm">
          <draw:text-box>
            <text:p text:style-name="P12"><text:span text:style-name="T9">5.2.1. Not Logged In:</text:span></text:p>
            <text:p text:style-name="P12"><text:span text:style-name="T6">Browse available houses in the platform using search and filters.</text:span></text:p>
            <text:p text:style-name="P12"><text:span text:style-name="T6">Check availability and details of the selected house.</text:span></text:p>
            <text:p text:style-name="P12"><text:span text:style-name="T6">Create an account or login.</text:span></text:p>
            <text:p text:style-name="P12"><text:span text:style-name="T9">5.2.2. Logged In:</text:span></text:p>
            <text:p text:style-name="P12"><text:span text:style-name="T6">Book a certain place.</text:span><text:span text:style-name="T6"><text:line-break/></text:span><text:span text:style-name="T6">Review previously booked houses.</text:span><text:span text:style-name="T6"><text:line-break/></text:span><text:span text:style-name="T6">Add a new house and become a host.</text:span><text:span text:style-name="T6"><text:line-break/></text:span><text:span text:style-name="T6">modify you place of stay</text:span></text:p>
            <text:p text:style-name="P12"><text:span text:style-name="T9">5.2.3. New User Registration:</text:span></text:p>
            <text:p text:style-name="P12"><text:span text:style-name="T6">Sign up by providing profile information.</text:span></text:p>
            <text:p text:style-name="P12"><text:span text:style-name="T6"/></text:p>
            <text:p text:style-name="P12"><text:span text:style-name="T9">5.2.4. Adding places of stay:</text:span></text:p>
            <text:p text:style-name="P12"><text:span text:style-name="T6">Fill out the house form.</text:span></text:p>
            <text:p text:style-name="P12"><text:span text:style-name="T6">Upload images of your house.</text:span></text:p>
            <text:p text:style-name="P12"><text:span text:style-name="T6">Save and edit you house details.</text:span></text:p>
            <text:p text:style-name="P12"><text:span text:style-name="T6"/></text:p>
          </draw:text-box>
        </draw:frame>
        <draw:frame draw:style-name="gr5" draw:text-style-name="P20" draw:layer="layout" svg:width="0.422cm" svg:height="0.471cm" svg:x="10.693cm" svg:y="25.471cm">
          <draw:text-box>
            <text:p text:style-name="P10"><text:span text:style-name="T10">8</text:span></text:p>
          </draw:text-box>
        </draw:frame>
        <draw:frame draw:style-name="gr95" draw:text-style-name="P27" draw:layer="layout" svg:width="7.043cm" svg:height="4.915cm" svg:x="3.088cm" svg:y="4.762cm">
          <draw:text-box>
            <text:p text:style-name="P26"><text:span text:style-name="T14">5.1.1 Administrator:</text:span><text:span text:style-name="T14"><text:line-break/></text:span><text:span text:style-name="T14">Email: admin@hostea.com</text:span></text:p>
            <text:p text:style-name="P26"><text:span text:style-name="T14">password: admin</text:span></text:p>
            <text:p text:style-name="P26"><text:span text:style-name="T14"/></text:p>
            <text:p text:style-name="P26"><text:span text:style-name="T14">5.1.2. user:</text:span></text:p>
            <text:p text:style-name="P26"><text:span text:style-name="T14">Email: <text:s text:c="2"/>test@test.test <text:s text:c="2"/></text:span><text:span text:style-name="T14"><text:line-break/></text:span><text:span text:style-name="T14">password: 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, Arial" style:font-family-generic="swiss"/>
    <style:font-face style:name="Arial1" svg:font-family="Arial, Arial" style:font-family-generic="swiss" style:font-pitch="variable"/>
    <style:font-face style:name="Arial2" svg:font-family="Arial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17T14:37:33.115000000</dc:date>
    <meta:editing-duration>PT2H13M28S</meta:editing-duration>
    <meta:editing-cycles>10</meta:editing-cycles>
    <meta:generator>LibreOffice/7.6.4.1$Windows_X86_64 LibreOffice_project/e19e193f88cd6c0525a17fb7a176ed8e6a3e2aa1</meta:generator>
    <meta:document-statistic meta:object-count="172"/>
  </office:meta>
</office:document-meta>
</file>